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6.3in" fo:margin-left="-0.075in" table:align="left" style:writing-mode="lr-tb"/>
    </style:style>
    <style:style style:name="Taula1.A" style:family="table-column">
      <style:table-column-properties style:column-width="6.3in"/>
    </style:style>
    <style:style style:name="Taula1.1" style:family="table-row">
      <style:table-row-properties style:min-row-height="0.2681in" fo:keep-together="auto"/>
    </style:style>
    <style:style style:name="Taula1.A1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ula1.2" style:family="table-row">
      <style:table-row-properties style:min-row-height="0.6347in" fo:keep-together="auto"/>
    </style:style>
    <style:style style:name="Taula2" style:family="table">
      <style:table-properties style:width="6.3in" fo:margin-left="-0.075in" table:align="left" style:writing-mode="lr-tb"/>
    </style:style>
    <style:style style:name="Taula2.A" style:family="table-column">
      <style:table-column-properties style:column-width="6.3in"/>
    </style:style>
    <style:style style:name="Taula2.1" style:family="table-row">
      <style:table-row-properties style:min-row-height="0.2681in" fo:keep-together="auto"/>
    </style:style>
    <style:style style:name="Taula2.A1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ula2.2" style:family="table-row">
      <style:table-row-properties style:min-row-height="0.6347in" fo:keep-together="auto"/>
    </style:style>
    <style:style style:name="Table1" style:family="table">
      <style:table-properties style:width="6.3in" fo:margin-left="-0.075in" table:align="left" style:writing-mode="lr-tb"/>
    </style:style>
    <style:style style:name="Table1.A" style:family="table-column">
      <style:table-column-properties style:column-width="6.3in"/>
    </style:style>
    <style:style style:name="Table1.1" style:family="table-row">
      <style:table-row-properties style:min-row-height="0.2681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ble1.2" style:family="table-row">
      <style:table-row-properties style:min-row-height="0.6347in" fo:keep-together="auto"/>
    </style:style>
    <style:style style:name="P1" style:family="paragraph" style:parent-style-name="Standard" style:master-page-name="Standard">
      <style:paragraph-properties fo:margin-left="0.6898in" fo:margin-right="0in" fo:text-align="center" style:justify-single-word="false" fo:text-indent="-0.6898in" style:auto-text-indent="false" style:page-number="auto" fo:padding-left="0in" fo:padding-right="0in" fo:padding-top="0in" fo:padding-bottom="0.0138in" fo:border-left="none" fo:border-right="none" fo:border-top="none" fo:border-bottom="3pt solid #92cddc"/>
      <style:text-properties style:font-name="Calibri" fo:font-size="18pt" fo:language="en" fo:country="GB" fo:font-weight="bold" officeooo:rsid="00114277" officeooo:paragraph-rsid="00114277" style:font-size-asian="18pt" style:language-asian="es" style:country-asian="ES" style:font-weight-asian="bold"/>
    </style:style>
    <style:style style:name="P2" style:family="paragraph" style:parent-style-name="Standard">
      <style:paragraph-properties fo:margin-left="0.3898in" fo:margin-right="0in" fo:margin-top="0.0835in" fo:margin-bottom="0in" loext:contextual-spacing="false" fo:text-align="justify" style:justify-single-word="false" fo:text-indent="-0.3898in" style:auto-text-indent="false"/>
      <style:text-properties fo:language="en" fo:country="GB" officeooo:rsid="0014aeb6" officeooo:paragraph-rsid="0016b585" style:language-asian="es" style:country-asian="ES"/>
    </style:style>
    <style:style style:name="P3" style:family="paragraph" style:parent-style-name="Standard">
      <style:paragraph-properties fo:margin-left="0.3898in" fo:margin-right="0in" fo:margin-top="0.0835in" fo:margin-bottom="0in" loext:contextual-spacing="false" fo:text-align="justify" style:justify-single-word="false" fo:text-indent="-0.3898in" style:auto-text-indent="false"/>
      <style:text-properties fo:language="en" fo:country="GB" officeooo:paragraph-rsid="0016b585" style:language-asian="es" style:country-asian="ES"/>
    </style:style>
    <style:style style:name="P4" style:family="paragraph" style:parent-style-name="Standard">
      <style:paragraph-properties fo:margin-left="0.3898in" fo:margin-right="0in" fo:margin-top="0.0835in" fo:margin-bottom="0in" loext:contextual-spacing="false" fo:text-align="justify" style:justify-single-word="false" fo:text-indent="-0.3898in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5" style:family="paragraph" style:parent-style-name="Standard">
      <style:paragraph-properties fo:margin-left="0.3898in" fo:margin-right="0in" fo:margin-top="0.1665in" fo:margin-bottom="0in" loext:contextual-spacing="false" fo:text-align="justify" style:justify-single-word="false" fo:text-indent="-0.3898in" style:auto-text-indent="false"/>
      <style:text-properties fo:language="en" fo:country="GB" style:language-asian="es" style:country-asian="ES"/>
    </style:style>
    <style:style style:name="P6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officeooo:paragraph-rsid="00114277"/>
    </style:style>
    <style:style style:name="P7" style:family="paragraph" style:parent-style-name="Standard">
      <style:paragraph-properties fo:margin-left="0.389in" fo:margin-right="0in" fo:margin-top="0.0835in" fo:margin-bottom="0in" loext:contextual-spacing="false" fo:text-align="center" style:justify-single-word="false" fo:text-indent="-0.389in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8" style:family="paragraph" style:parent-style-name="Standard">
      <style:paragraph-properties fo:margin-left="0.389in" fo:margin-right="0in" fo:margin-top="0.0835in" fo:margin-bottom="0in" loext:contextual-spacing="false" fo:text-align="center" style:justify-single-word="false" fo:text-indent="-0.389in" style:auto-text-indent="false"/>
      <style:text-properties style:font-name="Calibri" fo:font-size="14pt" fo:language="en" fo:country="GB" fo:font-weight="bold" officeooo:paragraph-rsid="00114277" style:font-size-asian="14pt" style:language-asian="es" style:country-asian="ES" style:font-weight-asian="bold" style:font-size-complex="14pt"/>
    </style:style>
    <style:style style:name="P9" style:family="paragraph" style:parent-style-name="Standard">
      <style:paragraph-properties fo:margin-left="0.389in" fo:margin-right="0in" fo:margin-top="0.0835in" fo:margin-bottom="0in" loext:contextual-spacing="false" fo:text-align="center" style:justify-single-word="false" fo:text-indent="-0.389in" style:auto-text-indent="false"/>
      <style:text-properties style:font-name="Calibri" fo:font-size="14pt" fo:language="en" fo:country="GB" fo:font-weight="bold" officeooo:rsid="00127107" officeooo:paragraph-rsid="00127107" style:font-size-asian="14pt" style:language-asian="es" style:country-asian="ES" style:font-weight-asian="bold" style:font-size-complex="14pt"/>
    </style:style>
    <style:style style:name="P10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fo:language="en" fo:country="GB" style:language-asian="es" style:country-asian="ES"/>
    </style:style>
    <style:style style:name="P11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fo:language="en" fo:country="GB" officeooo:paragraph-rsid="00114277" style:language-asian="es" style:country-asian="ES"/>
    </style:style>
    <style:style style:name="P12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fo:language="en" fo:country="GB" officeooo:rsid="00114277" officeooo:paragraph-rsid="00114277" style:language-asian="es" style:country-asian="ES"/>
    </style:style>
    <style:style style:name="P13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fo:language="en" fo:country="GB" officeooo:paragraph-rsid="00127107" style:language-asian="es" style:country-asian="ES"/>
    </style:style>
    <style:style style:name="P14" style:family="paragraph" style:parent-style-name="Standard">
      <style:paragraph-properties fo:margin-left="0.389in" fo:margin-right="0in" fo:margin-top="0.0835in" fo:margin-bottom="0in" loext:contextual-spacing="false" fo:text-align="justify" style:justify-single-word="false" fo:text-indent="-0.389in" style:auto-text-indent="false"/>
      <style:text-properties style:font-name="Calibri" fo:language="en" fo:country="GB" officeooo:rsid="00127107" officeooo:paragraph-rsid="00127107" style:language-asian="es" style:country-asian="ES"/>
    </style:style>
    <style:style style:name="P15" style:family="paragraph" style:parent-style-name="Standard">
      <style:paragraph-properties fo:margin-left="0.389in" fo:margin-right="0in" fo:margin-top="0.0835in" fo:margin-bottom="0in" loext:contextual-spacing="false" fo:text-align="justify" style:justify-single-word="false" fo:text-indent="-0.389in" style:auto-text-indent="false"/>
      <style:text-properties style:font-name="Calibri" fo:language="en" fo:country="GB" fo:font-style="italic" officeooo:paragraph-rsid="00127107" style:language-asian="es" style:country-asian="ES" style:font-style-asian="italic"/>
    </style:style>
    <style:style style:name="P16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fo:language="en" fo:country="GB" style:language-asian="es" style:country-asian="ES"/>
    </style:style>
    <style:style style:name="P17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fo:language="en" fo:country="GB" officeooo:paragraph-rsid="00114277" style:language-asian="es" style:country-asian="ES"/>
    </style:style>
    <style:style style:name="P18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fo:language="en" fo:country="GB" officeooo:rsid="00114277" officeooo:paragraph-rsid="00114277" style:language-asian="es" style:country-asian="ES"/>
    </style:style>
    <style:style style:name="P19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fo:language="en" fo:country="GB" officeooo:paragraph-rsid="00127107" style:language-asian="es" style:country-asian="ES"/>
    </style:style>
    <style:style style:name="P20" style:family="paragraph" style:parent-style-name="Standard">
      <style:paragraph-properties fo:margin-left="0.389in" fo:margin-right="0in" fo:margin-top="0.0835in" fo:margin-bottom="0in" loext:contextual-spacing="false" fo:text-align="justify" style:justify-single-word="false" fo:text-indent="-0.389in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21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use-window-font-color="true" style:font-name="Calibri" fo:font-size="12pt" fo:language="en" fo:country="GB" fo:font-style="italic" fo:font-weight="bold" officeooo:rsid="00114277" officeooo:paragraph-rsid="00127107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22" style:family="paragraph" style:parent-style-name="Standard">
      <style:paragraph-properties fo:margin-top="0.0835in" fo:margin-bottom="0in" loext:contextual-spacing="false"/>
      <style:text-properties style:font-name="Calibri" fo:language="en" fo:country="GB" fo:font-style="italic" officeooo:paragraph-rsid="00114277" style:language-asian="es" style:country-asian="ES" style:font-style-asian="italic"/>
    </style:style>
    <style:style style:name="P23" style:family="paragraph" style:parent-style-name="Standard">
      <style:paragraph-properties fo:margin-top="0.0835in" fo:margin-bottom="0in" loext:contextual-spacing="false"/>
      <style:text-properties style:font-name="Calibri" fo:language="en" fo:country="GB" fo:font-style="italic" officeooo:paragraph-rsid="00127107" style:language-asian="es" style:country-asian="ES" style:font-style-asian="italic"/>
    </style:style>
    <style:style style:name="P24" style:family="paragraph" style:parent-style-name="Standard">
      <style:paragraph-properties fo:margin-top="0.0835in" fo:margin-bottom="0in" loext:contextual-spacing="false"/>
      <style:text-properties fo:language="en" fo:country="GB" style:language-asian="es" style:country-asian="ES"/>
    </style:style>
    <style:style style:name="P25" style:family="paragraph" style:parent-style-name="Standard">
      <style:paragraph-properties fo:margin-top="0.0835in" fo:margin-bottom="0in" loext:contextual-spacing="false"/>
      <style:text-properties fo:language="en" fo:country="GB" officeooo:paragraph-rsid="00114277" style:language-asian="es" style:country-asian="ES"/>
    </style:style>
    <style:style style:name="P26" style:family="paragraph" style:parent-style-name="Standard">
      <style:paragraph-properties fo:margin-top="0.0835in" fo:margin-bottom="0in" loext:contextual-spacing="false"/>
      <style:text-properties fo:language="en" fo:country="GB" officeooo:paragraph-rsid="00127107" style:language-asian="es" style:country-asian="ES"/>
    </style:style>
    <style:style style:name="P27" style:family="paragraph" style:parent-style-name="Standard">
      <style:paragraph-properties fo:margin-top="0in" fo:margin-bottom="0in" loext:contextual-spacing="false"/>
      <style:text-properties style:font-name="Calibri" fo:font-size="10pt" fo:language="en" fo:country="GB" fo:font-style="italic" officeooo:paragraph-rsid="00114277" style:font-size-asian="10pt" style:language-asian="es" style:country-asian="ES" style:font-style-asian="italic" style:font-size-complex="10pt"/>
    </style:style>
    <style:style style:name="P28" style:family="paragraph" style:parent-style-name="Standard">
      <style:paragraph-properties fo:margin-top="0in" fo:margin-bottom="0in" loext:contextual-spacing="false"/>
      <style:text-properties fo:font-size="6pt" fo:language="en" fo:country="GB" officeooo:paragraph-rsid="00114277" style:font-size-asian="5.25pt" style:language-asian="es" style:country-asian="ES" style:font-size-complex="6pt"/>
    </style:style>
    <style:style style:name="P29" style:family="paragraph" style:parent-style-name="Standard">
      <style:paragraph-properties fo:margin-left="0.4917in" fo:margin-right="0in" fo:margin-top="0in" fo:margin-bottom="0in" loext:contextual-spacing="false" fo:text-indent="0in" style:auto-text-indent="false"/>
      <style:text-properties style:font-name="Calibri" fo:font-size="10pt" fo:language="en" fo:country="GB" fo:font-style="italic" officeooo:paragraph-rsid="00114277" style:font-size-asian="10pt" style:language-asian="es" style:country-asian="ES" style:font-style-asian="italic" style:font-size-complex="10pt"/>
    </style:style>
    <style:style style:name="P30" style:family="paragraph" style:parent-style-name="Standard">
      <style:paragraph-properties fo:margin-left="0.4917in" fo:margin-right="0in" fo:margin-top="0.0835in" fo:margin-bottom="0in" loext:contextual-spacing="false" fo:text-indent="0in" style:auto-text-indent="false"/>
      <style:text-properties style:font-name="Calibri" fo:font-size="10pt" fo:language="en" fo:country="GB" fo:font-style="italic" style:font-size-asian="10pt" style:language-asian="es" style:country-asian="ES" style:font-style-asian="italic" style:font-size-complex="10pt"/>
    </style:style>
    <style:style style:name="P31" style:family="paragraph" style:parent-style-name="Standard">
      <style:paragraph-properties fo:margin-left="0in" fo:margin-right="0in" fo:margin-top="0.0835in" fo:margin-bottom="0in" loext:contextual-spacing="false" fo:text-align="justify" style:justify-single-word="false" fo:text-indent="0in" style:auto-text-indent="false"/>
      <style:text-properties style:font-name="Calibri" fo:language="en" fo:country="GB" style:language-asian="es" style:country-asian="ES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114277" style:font-weight-asian="bold"/>
    </style:style>
    <style:style style:name="T4" style:family="text">
      <style:text-properties style:font-name="Calibri" fo:font-weight="bold" officeooo:rsid="0014aeb6" style:font-weight-asian="bold"/>
    </style:style>
    <style:style style:name="T5" style:family="text">
      <style:text-properties style:font-name="Calibri" fo:font-weight="bold" officeooo:rsid="0016b585" style:font-weight-asian="bold" style:font-weight-complex="bold"/>
    </style:style>
    <style:style style:name="T6" style:family="text">
      <style:text-properties style:font-name="Calibri" fo:font-style="italic" style:font-style-asian="italic"/>
    </style:style>
    <style:style style:name="T7" style:family="text">
      <style:text-properties style:font-name="Calibri" fo:font-style="italic" officeooo:rsid="0016b585" style:font-style-asian="italic"/>
    </style:style>
    <style:style style:name="T8" style:family="text">
      <style:text-properties style:font-name="Calibri" fo:font-style="italic" fo:font-weight="bold" style:font-style-asian="italic" style:font-weight-asian="bold"/>
    </style:style>
    <style:style style:name="T9" style:family="text">
      <style:text-properties style:font-name="Calibri" fo:font-style="italic" fo:font-weight="normal" officeooo:rsid="0016b585" style:font-style-asian="italic" style:font-weight-asian="normal" style:font-weight-complex="normal"/>
    </style:style>
    <style:style style:name="T10" style:family="text">
      <style:text-properties style:font-name="Calibri" fo:font-weight="normal" officeooo:rsid="0016b585" style:font-weight-asian="normal" style:font-weight-complex="normal"/>
    </style:style>
    <style:style style:name="T11" style:family="text">
      <style:text-properties style:font-name="Calibri" officeooo:rsid="0016b585"/>
    </style:style>
    <style:style style:name="T12" style:family="text">
      <style:text-properties style:font-name="Calibri" fo:language="en" fo:country="GB" fo:font-weight="bold" officeooo:rsid="00114277" style:language-asian="es" style:country-asian="ES" style:font-weight-asian="bold"/>
    </style:style>
    <style:style style:name="T13" style:family="text">
      <style:text-properties style:font-name="Calibri" fo:language="en" fo:country="GB" officeooo:rsid="00114277" style:language-asian="es" style:country-asian="ES"/>
    </style:style>
    <style:style style:name="T14" style:family="text">
      <style:text-properties style:font-name="Calibri" fo:language="en" fo:country="GB" officeooo:rsid="0016b585" style:language-asian="es" style:country-asian="ES"/>
    </style:style>
    <style:style style:name="T15" style:family="text">
      <style:text-properties officeooo:rsid="00114277"/>
    </style:style>
    <style:style style:name="T16" style:family="text">
      <style:text-properties style:text-position="super 58%" officeooo:rsid="00114277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officeooo:rsid="00114277" style:font-style-asian="italic"/>
    </style:style>
    <style:style style:name="T19" style:family="text">
      <style:text-properties fo:font-style="italic" officeooo:rsid="0016225b" style:font-style-asian="italic"/>
    </style:style>
    <style:style style:name="T20" style:family="text">
      <style:text-properties fo:color="#ce181e" style:font-name="Calibri" officeooo:rsid="0014aeb6"/>
    </style:style>
    <style:style style:name="T21" style:family="text">
      <style:text-properties fo:color="#ce181e" style:font-name="Calibri" fo:font-weight="bold" officeooo:rsid="0014aeb6" style:font-weight-asian="bold" style:font-weight-complex="bold"/>
    </style:style>
    <style:style style:name="T22" style:family="text">
      <style:text-properties officeooo:rsid="0016b585"/>
    </style:style>
    <style:style style:name="T23" style:family="text">
      <style:text-properties fo:color="#c9211e" style:font-name="Calibri" officeooo:rsid="0016b585"/>
    </style:style>
    <style:style style:name="T24" style:family="text">
      <style:text-properties style:use-window-font-color="true" style:font-name="Calibri" fo:font-size="12pt" fo:language="en" fo:country="GB" officeooo:rsid="0016b585" style:font-name-asian="Times New Roman" style:font-size-asian="12pt" style:language-asian="es" style:country-asian="E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ification document</text:p>
      <text:p text:style-name="P5"><text:span text:style-name="T3">Program or utility to verify</text:span><text:span text:style-name="T2">: </text:span><text:span text:style-name="T10">The command </text:span><text:span text:style-name="T5">help</text:span><text:span text:style-name="T10">.</text:span></text:p>
      <text:p text:style-name="P2"><text:span text:style-name="T3">Author(s) of the </text:span><text:span text:style-name="T2">design:</text:span><text:span text:style-name="T1"> </text:span><text:span text:style-name="T10">The Wizard of OS team members</text:span></text:p>
      <text:p text:style-name="P3"><text:span text:style-name="T3">Author(s) of the </text:span><text:span text:style-name="T4">code</text:span><text:span text:style-name="T2">:</text:span><text:span text:style-name="T1"> </text:span><text:span text:style-name="T10">The Wizard of OS team members</text:span></text:p>
      <text:p text:style-name="P3"><text:span text:style-name="T3">Author(s) of the verification document</text:span><text:span text:style-name="T2">:</text:span><text:span text:style-name="T1"> </text:span><text:span text:style-name="T10">The Wizard of OS team members</text:span></text:p>
      <text:p text:style-name="P3"><text:span text:style-name="T3">Author(s) of the verification</text:span><text:span text:style-name="T2">:</text:span><text:span text:style-name="T1"> </text:span><text:span text:style-name="T10">The Wizard of OS team members</text:span></text:p>
      <text:p text:style-name="P4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7">1<text:span text:style-name="T16">st</text:span> <text:span text:style-name="T15">verification case</text:span></text:p>
          </table:table-cell>
        </table:table-row>
        <table:table-row table:style-name="Taula1.2">
          <table:table-cell table:style-name="Taula1.A1" office:value-type="string">
            <text:p text:style-name="P17"><text:span text:style-name="T3">Objective</text:span><text:span text:style-name="T1">:</text:span><text:span text:style-name="T6"> </text:span><text:span text:style-name="T9">Display all the command available in the shell and their brief description.</text:span></text:p>
            <text:p text:style-name="P17"><text:span text:style-name="T3">Input</text:span><text:span text:style-name="T1">:</text:span><text:span text:style-name="T6"> </text:span><text:span text:style-name="T7">help</text:span></text:p>
            <text:p text:style-name="P25"><text:span text:style-name="T3">Previewed output</text:span><text:span text:style-name="T1">:</text:span></text:p>
            <text:p text:style-name="P28"><text:span text:style-name="T1"/></text:p>
            <text:p text:style-name="P29">cat :</text:p>
            <text:p text:style-name="P29"><text:tab/>Read a file and write it in the standard output.</text:p>
            <text:p text:style-name="P29"/>
            <text:p text:style-name="P29">cd :</text:p>
            <text:p text:style-name="P29"><text:tab/>Move around nearby directories.</text:p>
            <text:p text:style-name="P29"/>
            <text:p text:style-name="P29">cp :</text:p>
            <text:p text:style-name="P29"><text:tab/>Copy files and directories.</text:p>
            <text:p text:style-name="P29"/>
            <text:p text:style-name="P29">exit :</text:p>
            <text:p text:style-name="P29"><text:tab/>Cause normal process termination.</text:p>
            <text:p text:style-name="P29"/>
            <text:p text:style-name="P29">grep :</text:p>
            <text:p text:style-name="P29"><text:tab/>Print the occurrences of a string in lines and the number of them.</text:p>
            <text:p text:style-name="P29"/>
            <text:p text:style-name="P29">help :</text:p>
            <text:p text:style-name="P29"><text:tab/>Display information about <text:span text:style-name="T22">built-in</text:span> commands.</text:p>
            <text:p text:style-name="P29"/>
            <text:p text:style-name="P29">ls :</text:p>
            <text:p text:style-name="P29"><text:tab/>List the content of the current directory.</text:p>
            <text:p text:style-name="P29"/>
            <text:p text:style-name="P29">mv :</text:p>
            <text:p text:style-name="P29"><text:tab/>Move (<text:span text:style-name="T22">rename</text:span>) files.</text:p>
            <text:p text:style-name="P29"/>
            <text:p text:style-name="P29">pwd :</text:p>
            <text:p text:style-name="P29"><text:tab/>Print name of current/working directory.</text:p>
            <text:p text:style-name="P29"/>
            <text:p text:style-name="P29">stee :</text:p>
            <text:p text:style-name="P29"><text:tab/>Store a line from stdin in a file.</text:p>
            <text:p text:style-name="P29"/>
            <text:p text:style-name="P29">touch :</text:p>
            <text:p text:style-name="P29"><text:tab/>Create a new file or change timestamps.</text:p>
            <text:p text:style-name="P27"/>
            <text:p text:style-name="P17"><text:span text:style-name="T3">Verification output</text:span><text:span text:style-name="T1">: </text:span><text:span text:style-name="T21">screenshots</text:span><text:span text:style-name="T20"> </text:span><text:span text:style-name="T21">needed</text:span></text:p>
            <text:p text:style-name="P11"/>
            <text:p text:style-name="P18"><text:span text:style-name="T8">Explanation</text:span><text:span text:style-name="T6">: </text:span><text:span text:style-name="T7">As the syntax is correct, the command works as expected.</text:span></text:p>
          </table:table-cell>
        </table:table-row>
      </table:table>
      <text:p text:style-name="P20"><text:soft-page-break/></text:p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8"><text:span text:style-name="T15">2</text:span><text:span text:style-name="T16">nd</text:span> <text:span text:style-name="T15">verification case</text:span></text:p>
          </table:table-cell>
        </table:table-row>
        <table:table-row table:style-name="Taula2.2">
          <table:table-cell table:style-name="Taula2.A1" office:value-type="string">
            <text:p text:style-name="P16"><text:span text:style-name="T3">Objective</text:span><text:span text:style-name="T1">:</text:span><text:span text:style-name="T6"> </text:span><text:span text:style-name="T7">To display an error massage due to the incorrect syntax.</text:span></text:p>
            <text:p text:style-name="P16"><text:span text:style-name="T3">Input</text:span><text:span text:style-name="T1">:</text:span><text:span text:style-name="T6"> </text:span><text:span text:style-name="T7">help hello</text:span></text:p>
            <text:p text:style-name="P24"><text:span text:style-name="T3">Previewed output</text:span><text:span text:style-name="T1">:</text:span></text:p>
            <text:p text:style-name="P30">Error... Correct Syntax is: help</text:p>
            <text:p text:style-name="P16"><text:span text:style-name="T3">Verification output</text:span><text:span text:style-name="T1">: </text:span><text:span text:style-name="T23">Screenshot missing!</text:span></text:p>
            <text:p text:style-name="P10"/>
            <text:p text:style-name="P6"><text:span text:style-name="T12">Explanation</text:span><text:span text:style-name="T13">: </text:span><text:span text:style-name="T14">The syntax is incorrect, because the number of argument is not 1, so an error message is displayed in the standard</text:span><text:span text:style-name="T24"> </text:span><text:span text:style-name="T14">error output.</text:span></text:p>
            <text:p text:style-name="P12"/>
          </table:table-cell>
        </table:table-row>
      </table:table>
      <text:p text:style-name="P31"><text:span text:style-name="T17"/></text:p>
      <text:p text:style-name="P1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Missing verification cases by the verifiers</text:p>
          </table:table-cell>
        </table:table-row>
        <table:table-row table:style-name="Table1.2">
          <table:table-cell table:style-name="Table1.A1" office:value-type="string">
            <text:p text:style-name="P19"><text:span text:style-name="T3">Objective</text:span><text:span text:style-name="T1">:</text:span><text:span text:style-name="T6"> </text:span></text:p>
            <text:p text:style-name="P19"><text:span text:style-name="T3">Input</text:span><text:span text:style-name="T1">:</text:span><text:span text:style-name="T6"> </text:span></text:p>
            <text:p text:style-name="P26"><text:span text:style-name="T3">Previewed output</text:span><text:span text:style-name="T1">:</text:span></text:p>
            <text:p text:style-name="P23"/>
            <text:p text:style-name="P19"><text:span text:style-name="T3">Verification output</text:span><text:span text:style-name="T1">: </text:span></text:p>
            <text:p text:style-name="P13"/>
            <text:p text:style-name="P21">Explanation: </text:p>
          </table:table-cell>
        </table:table-row>
      </table:table>
      <text:p text:style-name="P14"><text:span text:style-name="T18">Add as many cases as you need</text:span><text:span text:style-name="T17">.</text:span><text:span text:style-name="T19"> All the possible inputs should be tes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in" loext:contextual-spacing="false" fo:orphans="0" fo:widows="0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8126in" fo:margin-bottom="0.839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berto Lafuente</meta:initial-creator>
    <meta:editing-cycles>7</meta:editing-cycles>
    <meta:print-date>2014-01-28T14:47:00</meta:print-date>
    <meta:creation-date>2014-08-28T09:07:00</meta:creation-date>
    <dc:date>2021-04-14T11:33:44.530250284</dc:date>
    <meta:editing-duration>PT29M58S</meta:editing-duration>
    <meta:generator>LibreOffice/6.4.6.2$Linux_X86_64 LibreOffice_project/40$Build-2</meta:generator>
    <meta:document-statistic meta:table-count="3" meta:image-count="0" meta:object-count="0" meta:page-count="2" meta:paragraph-count="48" meta:word-count="257" meta:character-count="1557" meta:non-whitespace-character-count="1333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